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822cm"/>
    </style:style>
    <style:style style:name="co4" style:family="table-column">
      <style:table-column-properties fo:break-before="auto" style:column-width="6.941cm"/>
    </style:style>
    <style:style style:name="co5" style:family="table-column">
      <style:table-column-properties fo:break-before="auto" style:column-width="3.695cm"/>
    </style:style>
    <style:style style:name="co6" style:family="table-column">
      <style:table-column-properties fo:break-before="auto" style:column-width="4.722cm"/>
    </style:style>
    <style:style style:name="co7" style:family="table-column">
      <style:table-column-properties fo:break-before="auto" style:column-width="8.55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9999"/>
    </style:style>
    <style:style style:name="ce5" style:family="table-cell" style:parent-style-name="Default">
      <style:table-cell-properties fo:background-color="#66ff66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ff9999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66ff66"/>
      <style:text-properties fo:font-weight="bold" style:font-weight-asian="bold" style:font-weight-complex="bold"/>
    </style:style>
  </office:automatic-styles>
  <office:body>
    <office:spreadsheet>
      <table:table table:name="Taulukko1" table:style-name="ta1" table:print="false">
        <table:table-column table:style-name="co2" table:default-cell-style-name="ce4"/>
        <table:table-column table:style-name="co4" table:default-cell-style-name="ce7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Animation state</text:p>
          </table:table-cell>
          <table:table-cell table:style-name="ce1" office:value-type="string">
            <text:p>Animation surface</text:p>
          </table:table-cell>
          <table:table-cell table:style-name="ce1" office:value-type="string">
            <text:p>Filename</text:p>
          </table:table-cell>
          <table:table-cell table:style-name="ce9" office:value-type="string">
            <text:p>Blender Animation name</text:p>
          </table:table-cell>
          <table:table-cell table:style-name="ce10" office:value-type="string">
            <text:p>Legend</text:p>
          </table:table-cell>
          <table:table-cell/>
        </table:table-row>
        <table:table-row table:style-name="ro1">
          <table:table-cell table:style-name="ce2" office:value-type="string">
            <text:p><text:tab/>gubAnimSurfaceIndex[ REGMALE ][ WALKING ]<text:tab/><text:tab/><text:tab/><text:tab/><text:tab/><text:tab/><text:tab/><text:tab/></text:p>
          </table:table-cell>
          <table:table-cell table:style-name="ce5" office:value-type="string">
            <text:p><text:s/>RGMBASICWALKING;</text:p>
          </table:table-cell>
          <table:table-cell office:value-type="string">
            <text:p>S_R_WALK.STI</text:p>
          </table:table-cell>
          <table:table-cell/>
          <table:table-cell table:style-name="ce11" office:value-type="string">
            <text:p>Not done</text:p>
          </table:table-cell>
          <table:table-cell table:style-name="ce10"/>
        </table:table-row>
        <table:table-row table:style-name="ro1">
          <table:table-cell table:style-name="ce2" office:value-type="string">
            <text:p><text:tab/>gubAnimSurfaceIndex[ REGMALE ][ STANDING ]<text:tab/><text:tab/><text:tab/><text:tab/><text:tab/><text:tab/><text:tab/></text:p>
          </table:table-cell>
          <table:table-cell table:style-name="ce5" office:value-type="string">
            <text:p><text:s/>RGMSTANDING;</text:p>
          </table:table-cell>
          <table:table-cell table:number-columns-repeated="2"/>
          <table:table-cell table:style-name="ce12" office:value-type="string">
            <text:p>Available, but needs work. Like particle effects, etc.</text:p>
          </table:table-cell>
          <table:table-cell table:style-name="ce10"/>
        </table:table-row>
        <table:table-row table:style-name="ro1">
          <table:table-cell table:style-name="ce2" office:value-type="string">
            <text:p><text:tab/>gubAnimSurfaceIndex[ REGMALE ][ KNEEL_DOWN ]<text:tab/><text:tab/><text:tab/><text:tab/><text:tab/><text:tab/></text:p>
          </table:table-cell>
          <table:table-cell table:style-name="ce5" office:value-type="string">
            <text:p><text:s/>RGMCROUCHING;</text:p>
          </table:table-cell>
          <table:table-cell table:number-columns-repeated="2"/>
          <table:table-cell table:style-name="ce13" office:value-type="string">
            <text:p>Done</text:p>
          </table:table-cell>
          <table:table-cell table:style-name="ce10"/>
        </table:table-row>
        <table:table-row table:style-name="ro1">
          <table:table-cell table:style-name="ce2" office:value-type="string">
            <text:p><text:tab/>gubAnimSurfaceIndex[ REGMALE ][ CROUCHING ]<text:tab/><text:tab/><text:tab/><text:tab/><text:tab/><text:tab/><text:tab/></text:p>
          </table:table-cell>
          <table:table-cell table:style-name="ce5" office:value-type="string">
            <text:p><text:s/>RGMCROUCH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KNEEL_UP ]<text:tab/><text:tab/><text:tab/><text:tab/><text:tab/><text:tab/><text:tab/></text:p>
          </table:table-cell>
          <table:table-cell table:style-name="ce5" office:value-type="string">
            <text:p><text:s/>RGMCROUCH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WATTING ]<text:tab/>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UNNING ]<text:tab/><text:tab/><text:tab/><text:tab/><text:tab/><text:tab/><text:tab/><text:tab/></text:p>
          </table:table-cell>
          <table:table-cell table:style-name="ce5" office:value-type="string">
            <text:p><text:s/>RGMRUNNING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_DOWN ]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CRAWLING ]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_UP ]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 ]<text:tab/><text:tab/>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READY_RIFLE_STAND ]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AIM_RIFLE_STAND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HOOT_RIFLE_STAND ]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END_RIFLE_STAND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TART_SWAT ]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SWAT ]<text:tab/>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LYBACK_HIT ]<text:tab/>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READY_RIFLE_PRONE ]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AIM_RIFLE_PRONE ]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HOOT_RIFLE_PRONE ]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END_RIFLE_PRONE ]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DEATHTWICH ]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STAND ]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LYBACK_HIT_BLOOD_STAND ]<text:tab/><text:tab/></text:p>
          </table:table-cell>
          <table:table-cell office:value-type="string">
            <text:p><text:s/>RGMHITHARDBLOO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LYBACK_HIT_DEATH ]<text:tab/>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READY_RIFLE_CROUCH ]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AIM_RIFLE_CROUCH ]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HOOT_RIFLE_CROUCH ]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END_RIFLE_CROUCH ]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_STAND ]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OLLOVER ]<text:tab/><text:tab/><text:tab/><text:tab/><text:tab/><text:tab/><text:tab/></text:p>
          </table:table-cell>
          <table:table-cell office:value-type="string">
            <text:p><text:s/>RGMROLLOV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LIMBUPROOF ]<text:tab/><text:tab/><text:tab/><text:tab/><text:tab/><text:tab/></text:p>
          </table:table-cell>
          <table:table-cell office:value-type="string">
            <text:p><text:s/>RGMCLIMBROO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 ]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GETUP_FROM_ROLLOVER ]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LIMBDOWNROOF ]<text:tab/><text:tab/><text:tab/><text:tab/><text:tab/></text:p>
          </table:table-cell>
          <table:table-cell office:value-type="string">
            <text:p><text:s/>RGMCLIMBROO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ROOF ]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DEATHTWITCHNB ]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DEATHTWITCHB ]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_DEATHTWITCHNB ]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_DEATHTWITCHB ]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DEATH ]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_DEATH ]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CROUCH ]<text:tab/><text:tab/></text:p>
          </table:table-cell>
          <table:table-cell office:value-type="string">
            <text:p><text:s/>RGMHITCROUCH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TANDING_BURST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NDING_BURST_HIT ]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DEATH ]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FROMHIT_STAND ]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FROMHIT_STAND ]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FROMHIT_CROUCH ]<text:tab/><text:tab/><text:tab/></text:p>
          </table:table-cell>
          <table:table-cell office:value-type="string">
            <text:p><text:s/>RGMHITCROUCH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FALLFORWARD_FROMHIT_CROUCH ]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PRONE ]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_DEATH ]<text:tab/>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LAY_FROMHIT ]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_DEATHTWITCHNB ]<text:tab/><text:tab/>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_DEATHTWITCHB ]<text:tab/><text:tab/>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LYBACK_HITDEATH_STOP ]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HITDEATH_STOP ]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DEATH_STOP ]<text:tab/><text:tab/>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RONE_HITDEATH_STOP ]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LYBACKHIT_STOP ]<text:tab/><text:tab/><text:tab/>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HIT_STOP ]<text:tab/><text:tab/><text:tab/><text:tab/><text:tab/>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STOP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STOP ]<text:tab/><text:tab/>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ND_FALLFORWARD_STOP ]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RONE_LAYFROMHIT_STOP ]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HOPFENCE ]<text:tab/><text:tab/><text:tab/><text:tab/><text:tab/><text:tab/><text:tab/><text:tab/><text:tab/><text:tab/><text:tab/></text:p>
          </table:table-cell>
          <table:table-cell table:style-name="ce5" office:value-type="string">
            <text:p><text:s/>RGMHOPFENC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UNCH_BREATH ]<text:tab/><text:tab/><text:tab/><text:tab/><text:tab/><text:tab/><text:tab/><text:tab/><text:tab/></text:p>
          </table:table-cell>
          <table:table-cell table:style-name="ce5" office:value-type="string">
            <text:p><text:s/>RGMPUNCH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UNCH ]<text:tab/><text:tab/><text:tab/><text:tab/><text:tab/><text:tab/><text:tab/><text:tab/><text:tab/><text:tab/><text:tab/><text:tab/><text:tab/></text:p>
          </table:table-cell>
          <table:table-cell table:style-name="ce5" office:value-type="string">
            <text:p><text:s/>RGMPUNCH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NOTHING_STAND ]<text:tab/><text:tab/><text:tab/><text:tab/><text:tab/><text:tab/><text:tab/><text:tab/><text:tab/></text:p>
          </table:table-cell>
          <table:table-cell table:style-name="ce5" office:value-type="string">
            <text:p><text:s/>RGMNOTHING_ST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FK_HITDEATH ]<text:tab/><text:tab/><text:tab/><text:tab/>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FK_HITDEATH_STOP ]<text:tab/><text:tab/>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FK_HITDEATH_TWITCHB ]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FIRE_STAND_BURST_SPREAD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DEATH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DEATH_STOP ]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TWITCHB ]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TWITCHNB ]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DEATH ]<text:tab/><text:tab/>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DEATH_STOP ]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TWITCHB ]<text:tab/>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TWITCHNB ]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OPEN_DOOR ]<text:tab/>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OPEN_STRUCT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ICKUP_ITEM ]<text:tab/><text:tab/><text:tab/><text:tab/><text:tab/><text:tab/><text:tab/><text:tab/><text:tab/><text:tab/></text:p>
          </table:table-cell>
          <table:table-cell table:style-name="ce5" office:value-type="string">
            <text:p><text:s/>RGMPICKUP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DROP_ITEM ]<text:tab/><text:tab/><text:tab/><text:tab/><text:tab/><text:tab/><text:tab/><text:tab/><text:tab/><text:tab/><text:tab/></text:p>
          </table:table-cell>
          <table:table-cell table:style-name="ce5" office:value-type="string">
            <text:p><text:s/>RGMPICKU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LICE ]<text:tab/><text:tab/><text:tab/><text:tab/><text:tab/><text:tab/><text:tab/><text:tab/><text:tab/><text:tab/><text:tab/><text:tab/><text:tab/></text:p>
          </table:table-cell>
          <table:table-cell office:value-type="string">
            <text:p><text:s/>RGMSLIC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B ]<text:tab/><text:tab/><text:tab/><text:tab/><text:tab/><text:tab/><text:tab/><text:tab/><text:tab/><text:tab/><text:tab/><text:tab/><text:tab/></text:p>
          </table:table-cell>
          <table:table-cell office:value-type="string">
            <text:p><text:s/>RGMSTA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OUCH_STAB ]<text:tab/><text:tab/><text:tab/><text:tab/><text:tab/><text:tab/><text:tab/><text:tab/><text:tab/><text:tab/></text:p>
          </table:table-cell>
          <table:table-cell office:value-type="string">
            <text:p><text:s/>RGMCSTA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AYONET_STAB_STANDING_VS_STANDING ]<text:tab/><text:tab/><text:tab/><text:tab/><text:tab/></text:p>
          </table:table-cell>
          <table:table-cell office:value-type="string">
            <text:p><text:s/>RGMBAYONET_S_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AYONET_STAB_STANDING_VS_PRONE ]<text:tab/><text:tab/><text:tab/><text:tab/><text:tab/></text:p>
          </table:table-cell>
          <table:table-cell office:value-type="string">
            <text:p><text:s/>RGMBAYONET_S_P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TART_AID ]<text:tab/>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GIVING_AID ]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AID ]<text:tab/><text:tab/>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ODGE_ONE ]<text:tab/><text:tab/><text:tab/><text:tab/><text:tab/><text:tab/><text:tab/><text:tab/><text:tab/><text:tab/><text:tab/></text:p>
          </table:table-cell>
          <table:table-cell office:value-type="string">
            <text:p><text:s/>RGMDODG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ADY_DUAL_STAND ]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M_DUAL_STAND ]<text:tab/>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DUAL_STAND ]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DUAL_STAND ]<text:tab/>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AISE_RIFLE ]<text:tab/><text:tab/><text:tab/><text:tab/><text:tab/><text:tab/><text:tab/><text:tab/><text:tab/><text:tab/></text:p>
          </table:table-cell>
          <table:table-cell table:style-name="ce5" office:value-type="string">
            <text:p><text:s/>RGMRAIS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LOWER_RIFLE ]<text:tab/><text:tab/><text:tab/><text:tab/><text:tab/><text:tab/><text:tab/><text:tab/><text:tab/><text:tab/></text:p>
          </table:table-cell>
          <table:table-cell table:style-name="ce5" office:value-type="string">
            <text:p><text:s/>RGMRAIS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ODYEXPLODING ]<text:tab/><text:tab/><text:tab/><text:tab/><text:tab/><text:tab/><text:tab/><text:tab/><text:tab/></text:p>
          </table:table-cell>
          <table:table-cell office:value-type="string">
            <text:p><text:s/>BODYEXPLOD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THROW_ITEM ]<text:tab/><text:tab/><text:tab/><text:tab/><text:tab/><text:tab/><text:tab/><text:tab/><text:tab/><text:tab/></text:p>
          </table:table-cell>
          <table:table-cell office:value-type="string">
            <text:p><text:s/>RGM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B_ITEM ]<text:tab/><text:tab/><text:tab/><text:tab/><text:tab/><text:tab/><text:tab/><text:tab/><text:tab/><text:tab/><text:tab/></text:p>
          </table:table-cell>
          <table:table-cell office:value-type="string">
            <text:p><text:s/>RGMLOB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CROUCHED_BURST ]<text:tab/><text:tab/><text:tab/><text:tab/><text:tab/>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_BURST ]<text:tab/><text:tab/><text:tab/>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GIVE_ITEM ]<text:tab/>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LIMB_CLIFF ]<text:tab/><text:tab/><text:tab/><text:tab/><text:tab/><text:tab/><text:tab/><text:tab/><text:tab/><text:tab/></text:p>
          </table:table-cell>
          <table:table-cell office:value-type="string">
            <text:p><text:s/>RGMMCLIM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LIMB_CLIFF ]<text:tab/><text:tab/><text:tab/><text:tab/><text:tab/><text:tab/><text:tab/><text:tab/><text:tab/><text:tab/></text:p>
          </table:table-cell>
          <table:table-cell office:value-type="string">
            <text:p><text:s/>RGMMCLIM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ATER_HIT ]<text:tab/><text:tab/><text:tab/>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ATER_DIE]<text:tab/><text:tab/><text:tab/>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ATER_DIE_STOP ]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HELIDROP ]<text:tab/><text:tab/><text:tab/><text:tab/><text:tab/><text:tab/><text:tab/><text:tab/><text:tab/><text:tab/><text:tab/></text:p>
          </table:table-cell>
          <table:table-cell office:value-type="string">
            <text:p><text:s/>RGMHELIDRO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EM_LOOK ]<text:tab/><text:tab/><text:tab/><text:tab/><text:tab/><text:tab/><text:tab/><text:tab/><text:tab/><text:tab/><text:tab/></text:p>
          </table:table-cell>
          <table:table-cell office:value-type="string">
            <text:p><text:s/>RGM_LOO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G_SQUISH ]<text:tab/><text:tab/><text:tab/><text:tab/><text:tab/><text:tab/><text:tab/><text:tab/><text:tab/><text:tab/></text:p>
          </table:table-cell>
          <table:table-cell office:value-type="string">
            <text:p><text:s/>RGM_SQUISH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G_PULL ]<text:tab/><text:tab/><text:tab/><text:tab/><text:tab/><text:tab/><text:tab/><text:tab/><text:tab/><text:tab/><text:tab/></text:p>
          </table:table-cell>
          <table:table-cell office:value-type="string">
            <text:p><text:s/>RGM_PU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G_SPIT ]<text:tab/><text:tab/><text:tab/><text:tab/><text:tab/><text:tab/><text:tab/><text:tab/><text:tab/><text:tab/><text:tab/></text:p>
          </table:table-cell>
          <table:table-cell office:value-type="string">
            <text:p><text:s/>RGM_SPI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GOTOBREATH ]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BREATH ]<text:tab/><text:tab/>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LOWKICK ]<text:tab/><text:tab/>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PUNCH ]<text:tab/><text:tab/><text:tab/><text:tab/><text:tab/><text:tab/><text:tab/><text:tab/><text:tab/><text:tab/></text:p>
          </table:table-cell>
          <table:table-cell office:value-type="string">
            <text:p><text:s/>RGMNPUNCH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SPINKICK ]<text:tab/><text:tab/><text:tab/><text:tab/><text:tab/><text:tab/><text:tab/><text:tab/></text:p>
          </table:table-cell>
          <table:table-cell office:value-type="string">
            <text:p><text:s/>RGMSPINKICK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_DOOR ]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_LOCKED_DOOR ]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KICK_DOOR ]<text:tab/><text:tab/><text:tab/><text:tab/><text:tab/><text:tab/><text:tab/>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LOSE_DOOR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IFLE_STAND_HIT ]<text:tab/><text:tab/><text:tab/><text:tab/><text:tab/><text:tab/><text:tab/><text:tab/></text:p>
          </table:table-cell>
          <table:table-cell table:style-name="ce5" office:value-type="string">
            <text:p><text:s/>RGMRHI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TRED ]<text:tab/><text:tab/><text:tab/><text:tab/><text:tab/><text:tab/><text:tab/><text:tab/></text:p>
          </table:table-cell>
          <table:table-cell office:value-type="string">
            <text:p><text:s/>RGMDEEPWATER_TRE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SWIM ]<text:tab/><text:tab/><text:tab/><text:tab/><text:tab/><text:tab/><text:tab/><text:tab/></text:p>
          </table:table-cell>
          <table:table-cell office:value-type="string">
            <text:p><text:s/>RGMDEEPWATER_SW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HIT ]<text:tab/><text:tab/><text:tab/><text:tab/><text:tab/><text:tab/><text:tab/><text:tab/></text:p>
          </table:table-cell>
          <table:table-cell office:value-type="string">
            <text:p><text:s/>RGMDEEP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DIE]<text:tab/><text:tab/><text:tab/><text:tab/><text:tab/><text:tab/><text:tab/><text:tab/><text:tab/></text:p>
          </table:table-cell>
          <table:table-cell office:value-type="string">
            <text:p><text:s/>RGMDEEP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DIE_STOPPING ]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DIE_STOP ]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W_TO_DEEP_WATER ]<text:tab/><text:tab/><text:tab/><text:tab/><text:tab/><text:tab/><text:tab/></text:p>
          </table:table-cell>
          <table:table-cell office:value-type="string">
            <text:p><text:s/>RGMWATER_TRAN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TO_LOW_WATER ]<text:tab/><text:tab/><text:tab/><text:tab/><text:tab/><text:tab/><text:tab/></text:p>
          </table:table-cell>
          <table:table-cell office:value-type="string">
            <text:p><text:s/>RGMWATER_TRAN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OTO_SLEEP ]<text:tab/><text:tab/><text:tab/>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LEEPING ]<text:tab/><text:tab/><text:tab/><text:tab/>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KAEUP_FROM_SLEEP ]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IRE_LOW_STAND ]<text:tab/><text:tab/><text:tab/><text:tab/><text:tab/><text:tab/><text:tab/><text:tab/></text:p>
          </table:table-cell>
          <table:table-cell office:value-type="string">
            <text:p><text:s/>RGMSHOOT_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IRE_BURST_LOW_STAND ]<text:tab/><text:tab/><text:tab/><text:tab/><text:tab/></text:p>
          </table:table-cell>
          <table:table-cell office:value-type="string">
            <text:p><text:s/>RGMSHOOT_LOW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TANDING_SHOOT_UNJAM ]<text:tab/>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CROUCH_SHOOT_UNJAM ]<text:tab/><text:tab/><text:tab/>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_SHOOT_UNJAM ]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NDING_SHOOT_DWEL_UNJAM ]<text:tab/><text:tab/></text:p>
          </table:table-cell>
          <table:table-cell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NDING_SHOOT_LOW_UNJAM ]<text:tab/><text:tab/></text:p>
          </table:table-cell>
          <table:table-cell office:value-type="string">
            <text:p><text:s/>RGMSHOOT_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ADY_DUAL_CROUCH ]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M_DUAL_CROUCH ]<text:tab/>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DUAL_CROUCH ]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DUAL_CROUCH ]<text:tab/>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OUCH_SHOOT_DWEL_UNJAM ]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ADJACENT_GET_ITEM ]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UTTING_FENCE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ROM_INJURED_TRANSITION ]<text:tab/><text:tab/><text:tab/><text:tab/></text:p>
          </table:table-cell>
          <table:table-cell office:value-type="string">
            <text:p><text:s/>RGMHURTTRAN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THROW_KNIFE ]<text:tab/><text:tab/><text:tab/><text:tab/><text:tab/><text:tab/><text:tab/><text:tab/><text:tab/><text:tab/></text:p>
          </table:table-cell>
          <table:table-cell office:value-type="string">
            <text:p><text:s/>RGMTHROWKNIF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KNIFE_BREATH ]<text:tab/><text:tab/>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KNIFE_GOTOBREATH ]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KNIFE_ENDBREATH ]<text:tab/>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ATCH_STANDING ]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ATCH_CROUCHED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LANT_BOMB ]<text:tab/><text:tab/><text:tab/><text:tab/><text:tab/><text:tab/><text:tab/><text:tab/><text:tab/><text:tab/></text:p>
          </table:table-cell>
          <table:table-cell table:style-name="ce5" office:value-type="string">
            <text:p><text:s/>RGMPICKU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USE_REMOTE ]<text:tab/><text:tab/><text:tab/><text:tab/><text:tab/><text:tab/><text:tab/><text:tab/><text:tab/><text:tab/></text:p>
          </table:table-cell>
          <table:table-cell office:value-type="string">
            <text:p><text:s/>RGMUSEREMOT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RT_COWER ]<text:tab/><text:tab/><text:tab/><text:tab/><text:tab/><text:tab/><text:tab/><text:tab/><text:tab/><text:tab/></text:p>
          </table:table-cell>
          <table:table-cell office:value-type="string">
            <text:p><text:s/>RGMCOW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OWERING ]<text:tab/><text:tab/><text:tab/><text:tab/><text:tab/><text:tab/><text:tab/><text:tab/><text:tab/><text:tab/><text:tab/></text:p>
          </table:table-cell>
          <table:table-cell office:value-type="string">
            <text:p><text:s/>RGMCOW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COWER ]<text:tab/><text:tab/><text:tab/><text:tab/><text:tab/><text:tab/><text:tab/><text:tab/><text:tab/><text:tab/><text:tab/></text:p>
          </table:table-cell>
          <table:table-cell office:value-type="string">
            <text:p><text:s/>RGMCOWE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TEAL_ITEM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ROCKET ]<text:tab/><text:tab/><text:tab/><text:tab/><text:tab/><text:tab/><text:tab/><text:tab/><text:tab/></text:p>
          </table:table-cell>
          <table:table-cell office:value-type="string">
            <text:p><text:s/>RGMROCKE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MORTAR ]<text:tab/><text:tab/><text:tab/><text:tab/><text:tab/><text:tab/><text:tab/><text:tab/><text:tab/></text:p>
          </table:table-cell>
          <table:table-cell office:value-type="string">
            <text:p><text:s/>RGMMORTA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IDE_STEP ]<text:tab/><text:tab/><text:tab/><text:tab/><text:tab/><text:tab/><text:tab/><text:tab/><text:tab/><text:tab/><text:tab/></text:p>
          </table:table-cell>
          <table:table-cell table:style-name="ce5" office:value-type="string">
            <text:p><text:s/>RGMSIDESTEP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WALK_BACKWARDS ]<text:tab/><text:tab/><text:tab/><text:tab/><text:tab/><text:tab/><text:tab/><text:tab/></text:p>
          </table:table-cell>
          <table:table-cell table:style-name="ce5" office:value-type="string">
            <text:p><text:s/>RGMBASICWALK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BEGIN_OPENSTRUCT ]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STRUCT ]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STRUCT_LOCKED ]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UNCH_LOW ]<text:tab/><text:tab/><text:tab/><text:tab/><text:tab/><text:tab/><text:tab/><text:tab/><text:tab/><text:tab/><text:tab/></text:p>
          </table:table-cell>
          <table:table-cell office:value-type="string">
            <text:p><text:s/>RGMPUNCH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ISTOL_SHOOT_LOW ]<text:tab/><text:tab/><text:tab/><text:tab/><text:tab/><text:tab/><text:tab/></text:p>
          </table:table-cell>
          <table:table-cell office:value-type="string">
            <text:p><text:s/>RGMPISTOLSHOOT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CAPITATE ]<text:tab/><text:tab/><text:tab/><text:tab/><text:tab/><text:tab/><text:tab/><text:tab/><text:tab/><text:tab/></text:p>
          </table:table-cell>
          <table:table-cell office:value-type="string">
            <text:p><text:s/>RGMCSTA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OTO_PATIENT ]<text:tab/><text:tab/><text:tab/>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EING_PATIENT ]<text:tab/><text:tab/><text:tab/>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GOTO_DOCTOR ]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BEING_DOCTOR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DOCTOR ]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GOTO_REPAIRMAN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BEING_REPAIRMAN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REPAIRMAN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_INTO_PIT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ELOAD_ROBOT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CATCH ]<text:tab/>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CROUCH_CATCH ]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_RADIO ]<text:tab/><text:tab/><text:tab/><text:tab/><text:tab/><text:tab/><text:tab/><text:tab/><text:tab/><text:tab/><text:tab/></text:p>
          </table:table-cell>
          <table:table-cell office:value-type="string">
            <text:p><text:s/>RGMRADIO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_CR_RADIO ]<text:tab/><text:tab/><text:tab/><text:tab/><text:tab/><text:tab/><text:tab/><text:tab/><text:tab/><text:tab/></text:p>
          </table:table-cell>
          <table:table-cell office:value-type="string">
            <text:p><text:s/>RGMCRRADIO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LAP_HIT ]<text:tab/><text:tab/><text:tab/><text:tab/><text:tab/><text:tab/><text:tab/>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TAKE_BLOOD_FROM_CORPSE ]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HARIOTS_OF_FIRE ]<text:tab/><text:tab/><text:tab/><text:tab/><text:tab/><text:tab/><text:tab/></text:p>
          </table:table-cell>
          <table:table-cell office:value-type="string">
            <text:p><text:s/>RGMBUR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AI_PULL_SWITCH ]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MERC_HURT_IDLE_ANIM ]<text:tab/><text:tab/><text:tab/><text:tab/><text:tab/><text:tab/></text:p>
          </table:table-cell>
          <table:table-cell office:value-type="string">
            <text:p><text:s/>RGMHURTSTANDING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HURT_WALKING ]<text:tab/><text:tab/><text:tab/><text:tab/><text:tab/><text:tab/><text:tab/></text:p>
          </table:table-cell>
          <table:table-cell office:value-type="string">
            <text:p><text:s/>RGMHURTSTANDING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ASS_OBJECT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DROP_ADJACENT_OBJECT ]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ADY_DUAL_PRONE ]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M_DUAL_PRONE ]<text:tab/>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DUAL_PRONE ]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DUAL_PRONE ]<text:tab/>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RONE_SHOOT_DWEL_UNJAM ]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ICK_LOCK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OPEN_DOOR_CROUCHED ]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BEGIN_OPENSTRUCT_CROUCHED ]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LOSE_DOOR_CROUCHED ]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OPEN_STRUCT_CROUCHED ]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_DOOR_CROUCHED ]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STRUCT_CROUCHED ]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_LOCKED_DOOR_CROUCHED ]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STRUCT_LOCKED_CROUCHED ]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RUNK_IDLE ]<text:tab/><text:tab/><text:tab/><text:tab/><text:tab/><text:tab/><text:tab/><text:tab/><text:tab/><text:tab/></text:p>
          </table:table-cell>
          <table:table-cell office:value-type="string">
            <text:p><text:s/>RGMDRUN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OWBAR_ATTACK ]<text:tab/><text:tab/><text:tab/><text:tab/><text:tab/><text:tab/><text:tab/><text:tab/></text:p>
          </table:table-cell>
          <table:table-cell office:value-type="string">
            <text:p><text:s/>RGMCROWBA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IPPLE_KICKOUT ]<text:tab/><text:tab/><text:tab/><text:tab/><text:tab/><text:tab/><text:tab/><text:tab/></text:p>
          </table:table-cell>
          <table:table-cell office:value-type="string">
            <text:p><text:s/>CRIPCIVKICK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ATTACH_CAN_TO_STRING ]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WAT_BACKWARDS ]<text:tab/><text:tab/>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UMP_OVER_BLOCKING_PERSON ]<text:tab/><text:tab/><text:tab/></text:p>
          </table:table-cell>
          <table:table-cell office:value-type="string">
            <text:p><text:s/>RGMJUMPOVE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EFUEL_VEHICLE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LOCKPICK_CROUCHED ]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//&lt;SB&gt; crouch throwing</text:p>
          </table:table-cell>
          <table:table-cell table:number-columns-repeated="5"/>
        </table:table-row>
        <table:table-row table:style-name="ro1">
          <table:table-cell office:value-type="string">
            <text:p><text:tab/>gubAnimSurfaceIndex[ REGMALE ][ THROW_ITEM_CROUCHED ]<text:tab/><text:tab/><text:tab/><text:tab/><text:tab/><text:tab/><text:tab/><text:tab/><text:tab/><text:tab/></text:p>
          </table:table-cell>
          <table:table-cell office:value-type="string">
            <text:p><text:s/>RGMCRTHROW;</text:p>
          </table:table-cell>
          <table:table-cell table:number-columns-repeated="4"/>
        </table:table-row>
        <table:table-row table:style-name="ro1">
          <table:table-cell office:value-type="string">
            <text:p><text:tab/>//&lt;/SB&gt;</text:p>
          </table:table-cell>
          <table:table-cell table:number-columns-repeated="5"/>
        </table:table-row>
        <table:table-row table:style-name="ro1">
          <table:table-cell office:value-type="string">
            <text:p><text:tab/>//ddd shoot rocket crouched</text:p>
          </table:table-cell>
          <table:table-cell table:number-columns-repeated="5"/>
        </table:table-row>
        <table:table-row table:style-name="ro1">
          <table:table-cell office:value-type="string">
            <text:p><text:tab/>gubAnimSurfaceIndex[ REGMALE ][ SHOOT_ROCKET_CROUCHED ]<text:tab/><text:tab/><text:tab/><text:tab/><text:tab/><text:tab/><text:tab/></text:p>
          </table:table-cell>
          <table:table-cell office:value-type="string">
            <text:p><text:s/>RGMCRROCKE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WATTING_WK ]<text:tab/><text:tab/><text:tab/><text:tab/><text:tab/><text:tab/><text:tab/></text:p>
          </table:table-cell>
          <table:table-cell office:value-type="string">
            <text:p><text:s/>RGMSWKNIF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WAT_BACKWARDS_WK ]<text:tab/><text:tab/><text:tab/><text:tab/><text:tab/><text:tab/></text:p>
          </table:table-cell>
          <table:table-cell office:value-type="string">
            <text:p><text:s/>RGMSWKNIF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WAT_BACKWARDS_NOTHING ]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3"/>
        </table:table-row>
        <table:table-row table:style-name="ro1">
          <table:table-cell office:value-type="string">
            <text:p><text:tab/>//grenade throwing</text:p>
          </table:table-cell>
          <table:table-cell table:number-columns-repeated="5"/>
        </table:table-row>
        <table:table-row table:style-name="ro1">
          <table:table-cell office:value-type="string">
            <text:p><text:tab/>gubAnimSurfaceIndex[ REGMALE ][ THROW_GRENADE_STANCE ]<text:tab/><text:tab/><text:tab/><text:tab/></text:p>
          </table:table-cell>
          <table:table-cell office:value-type="string">
            <text:p><text:s/>RGMSTHRG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B_GRENADE_STANCE ]<text:tab/><text:tab/><text:tab/><text:tab/></text:p>
          </table:table-cell>
          <table:table-cell office:value-type="string">
            <text:p><text:s/>RGMSLOBG;</text:p>
          </table:table-cell>
          <table:table-cell table:number-columns-repeated="4"/>
        </table:table-row>
        <table:table-row table:style-name="ro1">
          <table:table-cell office:value-type="string">
            <text:p><text:tab/>//roll over</text:p>
          </table:table-cell>
          <table:table-cell table:number-columns-repeated="5"/>
        </table:table-row>
        <table:table-row table:style-name="ro1">
          <table:table-cell office:value-type="string">
            <text:p><text:tab/>gubAnimSurfaceIndex[ REGMALE ][ ROLL_PRONE_L ]<text:tab/><text:tab/><text:tab/><text:tab/><text:tab/> <text:s/><text:tab/></text:p>
          </table:table-cell>
          <table:table-cell office:value-type="string">
            <text:p><text:s/>RGMROLL_P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OLL_PRONE_R ]<text:tab/><text:tab/><text:tab/><text:tab/><text:tab/> <text:s/><text:tab/></text:p>
          </table:table-cell>
          <table:table-cell office:value-type="string">
            <text:p><text:s/>RGMROLL_P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UMPUPWALL ]<text:tab/><text:tab/><text:tab/><text:tab/><text:tab/><text:tab/></text:p>
          </table:table-cell>
          <table:table-cell office:value-type="string">
            <text:p><text:s/>RGMWALLJUM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UMPDOWNWALL ]<text:tab/><text:tab/><text:tab/><text:tab/><text:tab/></text:p>
          </table:table-cell>
          <table:table-cell office:value-type="string">
            <text:p><text:s/>RGMWALLJUM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UMPWINDOWS ]<text:tab/><text:tab/><text:tab/><text:tab/><text:tab/><text:tab/><text:tab/><text:tab/><text:tab/><text:tab/><text:tab/></text:p>
          </table:table-cell>
          <table:table-cell office:value-type="string">
            <text:p><text:s/>RGMJUMPWINDOW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WEAPON_RDY ]<text:tab/><text:tab/><text:tab/><text:tab/></text:p>
          </table:table-cell>
          <table:table-cell office:value-type="string">
            <text:p><text:s/>RGMSIDESTEP_R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DUAL_RDY ]<text:tab/><text:tab/><text:tab/><text:tab/></text:p>
          </table:table-cell>
          <table:table-cell office:value-type="string">
            <text:p><text:s/>RGMSIDESTEP_D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CROUCH_RIFLE ]<text:tab/><text:tab/></text:p>
          </table:table-cell>
          <table:table-cell office:value-type="string">
            <text:p><text:s/>RGMSIDESTEP_CROUCH_R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CROUCH_PISTOL ]<text:tab/><text:tab/></text:p>
          </table:table-cell>
          <table:table-cell office:value-type="string">
            <text:p><text:s/>RGMSIDESTEP_CROUCH_P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CROUCH_DUAL ]<text:tab/><text:tab/><text:tab/></text:p>
          </table:table-cell>
          <table:table-cell office:value-type="string">
            <text:p><text:s/>RGMSIDESTEP_CROUCH_D_RDY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WALKING_WEAPON_RDY ]<text:tab/><text:tab/><text:tab/><text:tab/></text:p>
          </table:table-cell>
          <table:table-cell table:style-name="ce5" office:value-type="string">
            <text:p><text:s/>RGMWALK_R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ALKING_DUAL_RDY ]<text:tab/><text:tab/><text:tab/><text:tab/><text:tab/></text:p>
          </table:table-cell>
          <table:table-cell office:value-type="string">
            <text:p><text:s/>RGMWALK_D_RDY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ROUCHEDMOVE_RIFLE_READY ]<text:tab/><text:tab/><text:tab/></text:p>
          </table:table-cell>
          <table:table-cell table:style-name="ce5" office:value-type="string">
            <text:p><text:s/>RGMCROUCH_R_RDY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ROUCHEDMOVE_PISTOL_READY ]<text:tab/><text:tab/><text:tab/></text:p>
          </table:table-cell>
          <table:table-cell table:style-name="ce5" office:value-type="string">
            <text:p><text:s/>RGMCROUCH_P_RDY;</text:p>
          </table:table-cell>
          <table:table-cell office:value-type="string">
            <text:p>s_pistol_crouch_walk_aim.sti</text:p>
          </table:table-cell>
          <table:table-cell office:value-type="string">
            <text:p>Crouch - Pistol - Walk Aiming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ndex[ REGMALE ][ CROUCHEDMOVE_DUAL_READY ]<text:tab/><text:tab/><text:tab/></text:p>
          </table:table-cell>
          <table:table-cell table:style-name="ce5" office:value-type="string">
            <text:p><text:s/>RGMCROUCH_D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RT_AID_PRN ]<text:tab/><text:tab/><text:tab/><text:tab/><text:tab/><text:tab/></text:p>
          </table:table-cell>
          <table:table-cell office:value-type="string">
            <text:p><text:s/>RGMMEDIC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IVING_AID_PRN ]<text:tab/><text:tab/><text:tab/><text:tab/><text:tab/></text:p>
          </table:table-cell>
          <table:table-cell office:value-type="string">
            <text:p><text:s/>RGMMEDIC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AID_PRN ]<text:tab/><text:tab/><text:tab/><text:tab/><text:tab/><text:tab/></text:p>
          </table:table-cell>
          <table:table-cell office:value-type="string">
            <text:p><text:s/>RGMMEDICPR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ADJACENT_GET_ITEM_CROUCHED ]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TEAL_ITEM_CROUCHED ]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URST_DUAL_STAND ]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URST_DUAL_CROUCH ]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URST_DUAL_PRONE ]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ADY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M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URST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W_SHOT_ALTERNATIVE_STAND ]<text:tab/><text:tab/><text:tab/><text:tab/></text:p>
          </table:table-cell>
          <table:table-cell office:value-type="string">
            <text:p><text:s/>RGM_HIP_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W_BURST_ALTERNATIVE_STAND ]<text:tab/><text:tab/><text:tab/></text:p>
          </table:table-cell>
          <table:table-cell office:value-type="string">
            <text:p><text:s/>RGM_HIP_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UNREADY_ALTERNATIVE_STAND ]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UNJAM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W_UNJAM_ALTERNATIVE_STAND ]<text:tab/><text:tab/><text:tab/></text:p>
          </table:table-cell>
          <table:table-cell office:value-type="string">
            <text:p><text:s/>RGM_HIP_LOW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WALKING_ALTERNATIVE_RDY ]<text:tab/><text:tab/><text:tab/></text:p>
          </table:table-cell>
          <table:table-cell table:style-name="ce5" office:value-type="string">
            <text:p><text:s/>RGMBASICWALK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IDE_STEP_ALTERNATIVE_RDY ]<text:tab/><text:tab/><text:tab/></text:p>
          </table:table-cell>
          <table:table-cell table:style-name="ce5" office:value-type="string">
            <text:p><text:s/>RGMSIDESTE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RT_COWER_CROUCHED ]<text:tab/><text:tab/><text:tab/></text:p>
          </table:table-cell>
          <table:table-cell office:value-type="string">
            <text:p><text:s/>RGMCOW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COWER_CROUCHED ]<text:tab/><text:tab/><text:tab/></text:p>
          </table:table-cell>
          <table:table-cell office:value-type="string">
            <text:p><text:s/>RGMCOW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RT_COWER_PRONE ]<text:tab/><text:tab/><text:tab/><text:tab/></text:p>
          </table:table-cell>
          <table:table-cell office:value-type="string">
            <text:p><text:s/>RGM_COWER_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OWERING_PRONE ]<text:tab/><text:tab/><text:tab/><text:tab/></text:p>
          </table:table-cell>
          <table:table-cell office:value-type="string">
            <text:p><text:s/>RGM_COWER_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COWER_PRONE ]<text:tab/><text:tab/><text:tab/><text:tab/></text:p>
          </table:table-cell>
          <table:table-cell office:value-type="string">
            <text:p><text:s/>RGM_COWER_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FOCUSED_PUNCH ]<text:tab/><text:tab/><text:tab/><text:tab/><text:tab/></text:p>
          </table:table-cell>
          <table:table-cell table:style-name="ce5" office:value-type="string">
            <text:p><text:s/>RGMPUNCH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OCUSED_STAB ]<text:tab/><text:tab/><text:tab/><text:tab/><text:tab/></text:p>
          </table:table-cell>
          <table:table-cell office:value-type="string">
            <text:p><text:s/>RGMSTA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HTH_KICK ]<text:tab/><text:tab/>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OCUSED_HTH_KICK ]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NG_JUMP ]<text:tab/><text:tab/><text:tab/><text:tab/><text:tab/><text:tab/></text:p>
          </table:table-cell>
          <table:table-cell office:value-type="string">
            <text:p><text:s/>RGMJUMPOV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YO_DEATH ]<text:tab/><text:tab/><text:tab/><text:tab/><text:tab/></text:p>
          </table:table-cell>
          <table:table-cell office:value-type="string">
            <text:p><text:s/>CRYO_EXPLOD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YO_DEATH_CROUCHED ]<text:tab/><text:tab/><text:tab/></text:p>
          </table:table-cell>
          <table:table-cell office:value-type="string">
            <text:p><text:s/>CRYO_EXPLODE_CROUCHE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][0]<text:tab/><text:tab/><text:tab/><text:tab/><text:tab/><text:tab/><text:tab/><text:tab/><text:tab/></text:p>
          </table:table-cell>
          <table:table-cell office:value-type="string">
            <text:p><text:s/>RGMWATER_R_ST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WALKING ][0]<text:tab/><text:tab/><text:tab/><text:tab/><text:tab/><text:tab/><text:tab/><text:tab/><text:tab/></text:p>
          </table:table-cell>
          <table:table-cell office:value-type="string">
            <text:p><text:s/>RGMWATER_R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UNNING ][0]<text:tab/><text:tab/><text:tab/><text:tab/><text:tab/><text:tab/><text:tab/><text:tab/><text:tab/></text:p>
          </table:table-cell>
          <table:table-cell office:value-type="string">
            <text:p><text:s/>RGMWATER_R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EADY_RIFLE_STAND ][0]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AIM_RIFLE_STAND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HOOT_RIFLE_STAND ][0]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END_RIFLE_STAND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_BURST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FIRE_STAND_BURST_SPREAD ][0]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][1]<text:tab/><text:tab/><text:tab/><text:tab/><text:tab/><text:tab/><text:tab/><text:tab/><text:tab/></text:p>
          </table:table-cell>
          <table:table-cell office:value-type="string">
            <text:p><text:s/>RGMWATER_N_ST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WALKING ][1]<text:tab/><text:tab/><text:tab/><text:tab/><text:tab/><text:tab/><text:tab/><text:tab/><text:tab/></text:p>
          </table:table-cell>
          <table:table-cell office:value-type="string">
            <text:p><text:s/>RGMWATER_N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UNNING ][1]<text:tab/><text:tab/><text:tab/><text:tab/><text:tab/><text:tab/><text:tab/><text:tab/><text:tab/></text:p>
          </table:table-cell>
          <table:table-cell office:value-type="string">
            <text:p><text:s/>RGMWATER_N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EADY_RIFLE_STAND ][1]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AIM_RIFLE_STAND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HOOT_RIFLE_STAND ][1]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END_RIFLE_STAND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_BURST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FIRE_STAND_BURST_SPREAD ][1]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EADY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AIM_DUAL_STAND ][1]<text:tab/>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HOOT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END_DUAL_STAND ][1]<text:tab/>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_SHOOT_UNJAM ][0]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_SHOOT_UNJAM ][1]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THROW_ITEM ][0]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THROW_ITEM ][1]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LOB_ITEM ][0]<text:tab/>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LOB_ITEM ][1]<text:tab/>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BURST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EADY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AIM_ALTERNATIVE_STAND ][0]<text:tab/>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HOOT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BURST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UNREADY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UNJAM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tab/>//Setup some random stuff</text:p>
          </table:table-cell>
          <table:table-cell table:number-columns-repeated="5"/>
        </table:table-row>
        <table:table-row table:style-name="ro1">
          <table:table-cell office:value-type="string">
            <text:p><text:tab/>gRandomAnimDefs[ REGMALE ][ 0 ].ubHandRestriction<text:tab/><text:tab/></text:p>
          </table:table-cell>
          <table:table-cell office:value-type="string">
            <text:p><text:s/>RANDOM_ANIM_RIFLE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sAnimID<text:tab/><text:tab/><text:tab/><text:tab/><text:tab/><text:tab/><text:tab/></text:p>
          </table:table-cell>
          <table:table-cell office:value-type="string">
            <text:p><text:s/>REG_SPIT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ubStartRoll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ubEndRoll<text:tab/><text:tab/><text:tab/><text:tab/><text:tab/><text:tab/></text:p>
          </table:table-cell>
          <table:table-cell office:value-type="string">
            <text:p><text:s/>9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ubFlags<text:tab/><text:tab/><text:tab/><text:tab/><text:tab/><text:tab/><text:tab/></text:p>
          </table:table-cell>
          <table:table-cell office:value-type="string">
            <text:p><text:s/>RANDOM_ANIM_CASUAL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HandRestriction<text:tab/><text:tab/></text:p>
          </table:table-cell>
          <table:table-cell office:value-type="string">
            <text:p><text:s/>RANDOM_ANIM_NOTHING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sAnimID<text:tab/><text:tab/><text:tab/><text:tab/><text:tab/><text:tab/><text:tab/></text:p>
          </table:table-cell>
          <table:table-cell office:value-type="string">
            <text:p><text:s/>REG_SQUISH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StartRoll<text:tab/><text:tab/><text:tab/><text:tab/><text:tab/></text:p>
          </table:table-cell>
          <table:table-cell office:value-type="string">
            <text:p><text:s/>1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EndRoll<text:tab/><text:tab/><text:tab/><text:tab/><text:tab/><text:tab/></text:p>
          </table:table-cell>
          <table:table-cell office:value-type="string">
            <text:p><text:s/>19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Flags<text:tab/><text:tab/><text:tab/><text:tab/><text:tab/><text:tab/><text:tab/></text:p>
          </table:table-cell>
          <table:table-cell office:value-type="string">
            <text:p><text:s/>RANDOM_ANIM_CASUAL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HandRestriction<text:tab/><text:tab/></text:p>
          </table:table-cell>
          <table:table-cell office:value-type="string">
            <text:p><text:s/>RANDOM_ANIM_RIFLE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sAnimID<text:tab/><text:tab/><text:tab/><text:tab/><text:tab/><text:tab/><text:tab/></text:p>
          </table:table-cell>
          <table:table-cell office:value-type="string">
            <text:p><text:s/>FEM_LOOK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StartRoll<text:tab/><text:tab/><text:tab/><text:tab/><text:tab/></text:p>
          </table:table-cell>
          <table:table-cell office:value-type="string">
            <text:p><text:s/>1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EndRoll<text:tab/><text:tab/><text:tab/><text:tab/><text:tab/><text:tab/></text:p>
          </table:table-cell>
          <table:table-cell office:value-type="string">
            <text:p><text:s/>29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Flags<text:tab/><text:tab/><text:tab/><text:tab/><text:tab/><text:tab/><text:tab/></text:p>
          </table:table-cell>
          <table:table-cell office:value-type="string">
            <text:p><text:s/>RANDOM_ANIM_LOOKAROU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HandRestriction<text:tab/><text:tab/></text:p>
          </table:table-cell>
          <table:table-cell office:value-type="string">
            <text:p><text:s/>RANDOM_ANIM_NOTHING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sAnimID<text:tab/><text:tab/><text:tab/><text:tab/><text:tab/><text:tab/><text:tab/></text:p>
          </table:table-cell>
          <table:table-cell office:value-type="string">
            <text:p><text:s/>REG_PULL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StartRoll<text:tab/><text:tab/><text:tab/><text:tab/><text:tab/></text:p>
          </table:table-cell>
          <table:table-cell office:value-type="string">
            <text:p><text:s/>3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EndRoll<text:tab/><text:tab/><text:tab/><text:tab/><text:tab/><text:tab/></text:p>
          </table:table-cell>
          <table:table-cell office:value-type="string">
            <text:p><text:s/>39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Flags<text:tab/><text:tab/>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HandRestriction<text:tab/><text:tab/></text:p>
          </table:table-cell>
          <table:table-cell office:value-type="string">
            <text:p><text:s/>RANDOM_ANIM_IRRELEVENT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sAnimID<text:tab/><text:tab/><text:tab/><text:tab/><text:tab/><text:tab/><text:tab/></text:p>
          </table:table-cell>
          <table:table-cell office:value-type="string">
            <text:p><text:s/>MERC_HURT_IDLE_ANIM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StartRoll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EndRoll<text:tab/><text:tab/><text:tab/><text:tab/><text:tab/><text:tab/></text:p>
          </table:table-cell>
          <table:table-cell office:value-type="string">
            <text:p><text:s/>6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Flags<text:tab/><text:tab/><text:tab/><text:tab/><text:tab/><text:tab/><text:tab/></text:p>
          </table:table-cell>
          <table:table-cell office:value-type="string">
            <text:p><text:s/>RANDOM_ANIM_INJURE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HandRestriction<text:tab/><text:tab/></text:p>
          </table:table-cell>
          <table:table-cell office:value-type="string">
            <text:p><text:s/>RANDOM_ANIM_IRRELEVENT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sAnimID<text:tab/><text:tab/><text:tab/><text:tab/><text:tab/><text:tab/><text:tab/></text:p>
          </table:table-cell>
          <table:table-cell office:value-type="string">
            <text:p><text:s/>DRUNK_IDLE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StartRoll<text:tab/><text:tab/><text:tab/><text:tab/><text:tab/></text:p>
          </table:table-cell>
          <table:table-cell office:value-type="string">
            <text:p><text:s/>61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EndRoll<text:tab/><text:tab/><text:tab/><text:tab/><text:tab/><text:tab/></text:p>
          </table:table-cell>
          <table:table-cell office:value-type="string">
            <text:p><text:s/>10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Flags<text:tab/><text:tab/><text:tab/><text:tab/><text:tab/><text:tab/><text:tab/></text:p>
          </table:table-cell>
          <table:table-cell office:value-type="string">
            <text:p><text:s/>RANDOM_ANIM_DRUNK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temSubIndex[ REGMALE ][ STANDING ]<text:tab/><text:tab/><text:tab/><text:tab/><text:tab/><text:tab/><text:tab/><text:tab/><text:tab/></text:p>
          </table:table-cell>
          <table:table-cell table:style-name="ce5" office:value-type="string">
            <text:p><text:s/>RGMPISTOLBREATH;</text:p>
          </table:table-cell>
          <table:table-cell office:value-type="string">
            <text:p>S_P_BRTH.sti</text:p>
          </table:table-cell>
          <table:table-cell office:value-type="string">
            <text:p>Standing – Pistol – Idle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WALKING ]<text:tab/><text:tab/><text:tab/><text:tab/><text:tab/><text:tab/><text:tab/><text:tab/><text:tab/></text:p>
          </table:table-cell>
          <table:table-cell table:style-name="ce6" office:value-type="string">
            <text:p><text:s/>RGMNOTHING_WALK;</text:p>
          </table:table-cell>
          <table:table-cell office:value-type="string">
            <text:p>S_N_WALK.sti</text:p>
          </table:table-cell>
          <table:table-cell office:value-type="string">
            <text:p>Standing – Empty Hands – Walk</text:p>
          </table:table-cell>
          <table:table-cell office:value-type="string">
            <text:p>Standing – Pistol – Walk</text:p>
          </table:table-cell>
          <table:table-cell/>
        </table:table-row>
        <table:table-row table:style-name="ro1">
          <table:table-cell table:style-name="ce2" office:value-type="string">
            <text:p><text:tab/>gubAnimSurfaceItemSubIndex[ REGMALE ][ RUNNING ]<text:tab/><text:tab/><text:tab/><text:tab/><text:tab/><text:tab/><text:tab/><text:tab/><text:tab/></text:p>
          </table:table-cell>
          <table:table-cell table:style-name="ce5" office:value-type="string">
            <text:p><text:s/>RGMNOTHING_RUN;</text:p>
          </table:table-cell>
          <table:table-cell office:value-type="string">
            <text:p>S_N_RUN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SWATTING ]<text:tab/><text:tab/><text:tab/><text:tab/><text:tab/>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START_SWAT ]<text:tab/><text:tab/><text:tab/><text:tab/>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END_SWAT ]<text:tab/><text:tab/><text:tab/><text:tab/><text:tab/>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KNEEL_DOWN ]<text:tab/><text:tab/><text:tab/><text:tab/><text:tab/><text:tab/><text:tab/><text:tab/></text:p>
          </table:table-cell>
          <table:table-cell table:style-name="ce5" office:value-type="string">
            <text:p><text:s/>RGMNOTHING_CROUCH;</text:p>
          </table:table-cell>
          <table:table-cell office:value-type="string">
            <text:p>S_N_CRCH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CROUCHING ]<text:tab/><text:tab/><text:tab/><text:tab/><text:tab/><text:tab/><text:tab/><text:tab/></text:p>
          </table:table-cell>
          <table:table-cell table:style-name="ce5" office:value-type="string">
            <text:p><text:s/>RGMNOTHING_CROUCH;</text:p>
          </table:table-cell>
          <table:table-cell office:value-type="string">
            <text:p>S_N_CRCH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KNEEL_UP ]<text:tab/><text:tab/><text:tab/><text:tab/><text:tab/><text:tab/><text:tab/><text:tab/><text:tab/></text:p>
          </table:table-cell>
          <table:table-cell table:style-name="ce5" office:value-type="string">
            <text:p><text:s/>RGMNOTHING_CROUCH;</text:p>
          </table:table-cell>
          <table:table-cell office:value-type="string">
            <text:p>S_N_CRCH.sti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temSubIndex[ REGMALE ][ READY_RIFLE_STAND ]<text:tab/><text:tab/><text:tab/><text:tab/></text:p>
          </table:table-cell>
          <table:table-cell table:style-name="ce6" office:value-type="string">
            <text:p><text:s/>RGMHANDGUN_S_SHOT;</text:p>
          </table:table-cell>
          <table:table-cell office:value-type="string">
            <text:p>S_N_SHOT.sti</text:p>
          </table:table-cell>
          <table:table-cell office:value-type="string">
            <text:p>Standing – Pistol – Aim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AIM_RIFLE_STAND ]<text:tab/><text:tab/><text:tab/><text:tab/><text:tab/></text:p>
          </table:table-cell>
          <table:table-cell table:style-name="ce6"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SHOOT_RIFLE_STAND ]<text:tab/><text:tab/><text:tab/><text:tab/></text:p>
          </table:table-cell>
          <table:table-cell table:style-name="ce6"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END_RIFLE_STAND ]<text:tab/><text:tab/><text:tab/><text:tab/><text:tab/></text:p>
          </table:table-cell>
          <table:table-cell table:style-name="ce6"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STANDING_BURST ]<text:tab/><text:tab/><text:tab/><text:tab/><text:tab/><text:tab/></text:p>
          </table:table-cell>
          <table:table-cell table:style-name="ce6"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FIRE_STAND_BURST_SPREAD ]<text:tab/></text:p>
          </table:table-cell>
          <table:table-cell table:style-name="ce6"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READY_RIFLE_CROUCH ]<text:tab/><text:tab/><text:tab/><text:tab/></text:p>
          </table:table-cell>
          <table:table-cell table:style-name="ce6" office:value-type="string">
            <text:p><text:s/>RGMHANDGUN_C_SHOT;</text:p>
          </table:table-cell>
          <table:table-cell office:value-type="string">
            <text:p>S_N_C_AI.sti</text:p>
          </table:table-cell>
          <table:table-cell office:value-type="string">
            <text:p>Crouch - Pistol - Aim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AIM_RIFLE_CROUCH ]<text:tab/><text:tab/><text:tab/><text:tab/><text:tab/></text:p>
          </table:table-cell>
          <table:table-cell table:style-name="ce6" office:value-type="string">
            <text:p><text:s/>RGMHANDGUN_C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SHOOT_RIFLE_CROUCH ]<text:tab/><text:tab/><text:tab/><text:tab/></text:p>
          </table:table-cell>
          <table:table-cell table:style-name="ce6" office:value-type="string">
            <text:p><text:s/>RGMHANDGUN_C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END_RIFLE_CROUCH ]<text:tab/><text:tab/><text:tab/><text:tab/><text:tab/></text:p>
          </table:table-cell>
          <table:table-cell table:style-name="ce6" office:value-type="string">
            <text:p><text:s/>RGMHANDGUN_C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PRONE_DOWN ]<text:tab/>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office:value-type="string">
            <text:p>S_N_PRNE.sti</text:p>
          </table:table-cell>
          <table:table-cell office:value-type="string">
            <text:p>Prone – Pistol – Crawl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CRAWLING ]<text:tab/><text:tab/>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PRONE_UP ]<text:tab/><text:tab/>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PRONE ]<text:tab/><text:tab/><text:tab/>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READY_RIFLE_PRONE ]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AIM_RIFLE_PRONE ]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SHOOT_RIFLE_PRONE ]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END_RIFLE_PRONE ]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GETUP_FROM_ROLLOVER ]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STANDING_SHOOT_UNJAM ]<text:tab/><text:tab/><text:tab/></text:p>
          </table:table-cell>
          <table:table-cell table:style-name="ce6" office:value-type="string">
            <text:p><text:s/>RGMHANDGUN_S_SHOT;</text:p>
          </table:table-cell>
          <table:table-cell office:value-type="string">
            <text:p>S_N_SHOT.sti</text:p>
          </table:table-cell>
          <table:table-cell office:value-type="string">
            <text:p>Standing – Pistol – Aim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CROUCH_SHOOT_UNJAM ]<text:tab/><text:tab/><text:tab/><text:tab/></text:p>
          </table:table-cell>
          <table:table-cell table:style-name="ce6" office:value-type="string">
            <text:p><text:s/>RGMHANDGUN_C_SHOT;</text:p>
          </table:table-cell>
          <table:table-cell office:value-type="string">
            <text:p>S_N_C_AI.sti</text:p>
          </table:table-cell>
          <table:table-cell office:value-type="string">
            <text:p>Crouch - Pistol - Aim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PRONE_SHOOT_UNJAM ]<text:tab/><text:tab/><text:tab/><text:tab/></text:p>
          </table:table-cell>
          <table:table-cell table:style-name="ce6" office:value-type="string">
            <text:p><text:s/>RGMHANDGUN_PRONE;</text:p>
          </table:table-cell>
          <table:table-cell office:value-type="string">
            <text:p>S_N_PRNE.sti</text:p>
          </table:table-cell>
          <table:table-cell office:value-type="string">
            <text:p>Prone – Pistol – Crawl &amp; Shoot</text:p>
          </table:table-cell>
          <table:table-cell table:number-columns-repeated="2"/>
        </table:table-row>
        <table:table-row table:style-name="ro1">
          <table:table-cell office:value-type="string">
            <text:p><text:tab/>gubAnimSurfaceItemSubIndex[ REGMALE ][ FIRE_BURST_LOW_STAND ]<text:tab/><text:tab/><text:tab/></text:p>
          </table:table-cell>
          <table:table-cell office:value-type="string">
            <text:p><text:s/>RGMPISTOLSHOOT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FIRE_LOW_STAND ]<text:tab/><text:tab/><text:tab/><text:tab/><text:tab/><text:tab/></text:p>
          </table:table-cell>
          <table:table-cell office:value-type="string">
            <text:p><text:s/>RGMPISTOLSHOOTLOW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CROUCHED_BURST ]<text:tab/><text:tab/><text:tab/><text:tab/><text:tab/><text:tab/></text:p>
          </table:table-cell>
          <table:table-cell table:style-name="ce6" office:value-type="string">
            <text:p><text:s/>RGMHANDGUN_C_SHOT;</text:p>
          </table:table-cell>
          <table:table-cell office:value-type="string">
            <text:p>S_N_C_AI.sti</text:p>
          </table:table-cell>
          <table:table-cell office:value-type="string">
            <text:p>Crouch - Pistol - Aim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PRONE_BURST ]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office:value-type="string">
            <text:p>S_N_PRNE.sti</text:p>
          </table:table-cell>
          <table:table-cell office:value-type="string">
            <text:p>Prone – Pistol – Crawl &amp; Shoot</text:p>
          </table:table-cell>
          <table:table-cell table:number-columns-repeated="2"/>
        </table:table-row>
        <table:table-row table:style-name="ro1">
          <table:table-cell office:value-type="string">
            <text:p><text:tab/>gubAnimSurfaceItemSubIndex[ REGMALE ][ MERC_HURT_IDLE_ANIM ]<text:tab/><text:tab/><text:tab/></text:p>
          </table:table-cell>
          <table:table-cell office:value-type="string">
            <text:p><text:s/>RGMHURTSTANDING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END_HURT_WALKING ]<text:tab/><text:tab/><text:tab/><text:tab/><text:tab/></text:p>
          </table:table-cell>
          <table:table-cell office:value-type="string">
            <text:p><text:s/>RGMHURTSTANDINGN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WALK_BACKWARDS ]<text:tab/><text:tab/><text:tab/><text:tab/><text:tab/><text:tab/></text:p>
          </table:table-cell>
          <table:table-cell table:style-name="ce6" office:value-type="string">
            <text:p><text:s/>RGMNOTHING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DRUNK_IDLE ]<text:tab/><text:tab/><text:tab/><text:tab/><text:tab/><text:tab/><text:tab/><text:tab/></text:p>
          </table:table-cell>
          <table:table-cell office:value-type="string">
            <text:p><text:s/>RGMPISTOLDRUN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RUNNING_W_PISTOL ]<text:tab/><text:tab/><text:tab/><text:tab/><text:tab/></text:p>
          </table:table-cell>
          <table:table-cell office:value-type="string">
            <text:p><text:s/>RGMPISTOL_RU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temSubIndex[ REGMALE ][ SIDE_STEP_WEAPON_RDY ]<text:tab/><text:tab/><text:tab/><text:tab/></text:p>
          </table:table-cell>
          <table:table-cell table:style-name="ce5" office:value-type="string">
            <text:p><text:s/>RGMSIDESTEP_P_RDY;</text:p>
          </table:table-cell>
          <table:table-cell office:value-type="string">
            <text:p>S_P_RDY_SDSP.sti</text:p>
          </table:table-cell>
          <table:table-cell office:value-type="string">
            <text:p>Standing - Pistol - Sidestep Ai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temSubIndex[ REGMALE ][ WALKING_WEAPON_RDY ]<text:tab/><text:tab/><text:tab/><text:tab/></text:p>
          </table:table-cell>
          <table:table-cell table:style-name="ce5" office:value-type="string">
            <text:p><text:s/>RGMWALK_P_RDY;</text:p>
          </table:table-cell>
          <table:table-cell office:value-type="string">
            <text:p>S_P_RDY_WALK.sti</text:p>
          </table:table-cell>
          <table:table-cell office:value-type="string">
            <text:p>Standing - Pistol - Walk Aiming</text:p>
          </table:table-cell>
          <table:table-cell table:number-columns-repeated="2"/>
        </table:table-row>
        <table:table-row table:style-name="ro1">
          <table:table-cell office:value-type="string">
            <text:p><text:tab/>gubAnimSurfaceItemSubIndex[ REGMALE ][ READY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AIM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SHOOT_ALTERNATIVE_STAND ]<text:tab/><text:tab/><text:tab/><text:tab/></text:p>
          </table:table-cell>
          <table:table-cell office:value-type="string">
            <text:p><text:s/>RGM_PFSHOT_AIM;<text:tab/>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BURST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LOW_SHOT_ALTERNATIVE_STAND ]<text:tab/><text:tab/><text:tab/><text:tab/></text:p>
          </table:table-cell>
          <table:table-cell office:value-type="string">
            <text:p><text:s/>RGMPISTOLSHOOT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LOW_BURST_ALTERNATIVE_STAND ]<text:tab/><text:tab/><text:tab/></text:p>
          </table:table-cell>
          <table:table-cell office:value-type="string">
            <text:p><text:s/>RGMPISTOLSHOOT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UNREADY_ALTERNATIVE_STAND ]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UNJAM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LOW_UNJAM_ALTERNATIVE_STAND ]<text:tab/><text:tab/><text:tab/></text:p>
          </table:table-cell>
          <table:table-cell office:value-type="string">
            <text:p><text:s/>RGMPISTOLSHOOTLOW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temSubIndex[ REGMALE ][ WALKING_ALTERNATIVE_RDY ]<text:tab/><text:tab/><text:tab/></text:p>
          </table:table-cell>
          <table:table-cell table:style-name="ce5" office:value-type="string">
            <text:p><text:s/>RGMWALK_P_RDY;</text:p>
          </table:table-cell>
          <table:table-cell office:value-type="string">
            <text:p>S_P_RDY_WALK.sti</text:p>
          </table:table-cell>
          <table:table-cell office:value-type="string">
            <text:p>Standing - Pistol - Walk Aiming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temSubIndex[ REGMALE ][ SIDE_STEP_ALTERNATIVE_RDY ]<text:tab/><text:tab/><text:tab/></text:p>
          </table:table-cell>
          <table:table-cell table:style-name="ce5" office:value-type="string">
            <text:p><text:s/>RGMSIDESTEP_P_RDY;</text:p>
          </table:table-cell>
          <table:table-cell office:value-type="string">
            <text:p>S_P_RDY_SDSP.sti</text:p>
          </table:table-cell>
          <table:table-cell office:value-type="string">
            <text:p>Standing - Pistol - Sidestep Aim</text:p>
          </table:table-cell>
          <table:table-cell table:number-columns-repeated="2"/>
        </table:table-row>
        <table:table-row table:style-name="ro1">
          <table:table-cell office:value-type="string">
            <text:p><text:tab/>gubAnimSurfaceCorpseID[ REGMALE ][ GENERIC_HIT_DEATH ]<text:tab/><text:tab/><text:tab/><text:tab/><text:tab/><text:tab/>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BACK_HIT_DEATH ]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PRONE_HIT_DEATH ]<text:tab/><text:tab/><text:tab/><text:tab/><text:tab/><text:tab/><text:tab/></text:p>
          </table:table-cell>
          <table:table-cell office:value-type="string">
            <text:p><text:s/>SMERC_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WATER_DIE ]<text:tab/><text:tab/><text:tab/><text:tab/><text:tab/><text:tab/><text:tab/><text:tab/><text:tab/><text:tab/></text:p>
          </table:table-cell>
          <table:table-cell office:value-type="string">
            <text:p><text:s/>SMERC_WT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LYBACK_HIT_DEATH ]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JFK_HITDEATH ]<text:tab/><text:tab/><text:tab/><text:tab/><text:tab/><text:tab/><text:tab/><text:tab/><text:tab/></text:p>
          </table:table-cell>
          <table:table-cell office:value-type="string">
            <text:p><text:s/>SMERC_JF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OFF_DEATH ]<text:tab/><text:tab/><text:tab/><text:tab/><text:tab/><text:tab/><text:tab/><text:tab/></text:p>
          </table:table-cell>
          <table:table-cell office:value-type="string">
            <text:p><text:s/>SMERC_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OFF_FORWARD_DEATH ]<text:tab/><text:tab/><text:tab/><text:tab/></text:p>
          </table:table-cell>
          <table:table-cell office:value-type="string">
            <text:p><text:s/>SMERC_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LYBACK_HIT ]<text:tab/><text:tab/><text:tab/>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GENERIC_HIT_DEATHTWITCHNB ]<text:tab/><text:tab/>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FORWARD_FROMHIT_STAND ]<text:tab/><text:tab/>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ENDFALLFORWARD_FROMHIT_CROUCH ]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BACK_HIT_STAND ]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BACK_HIT_DEATHTWITCHNB ]<text:tab/><text:tab/></text:p>
          </table:table-cell>
          <table:table-cell office:value-type="string">
            <text:p><text:s/>SMERC_B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PRONE_HIT_DEATHTWITCHNB ]<text:tab/><text:tab/><text:tab/></text:p>
          </table:table-cell>
          <table:table-cell office:value-type="string">
            <text:p><text:s/>SMERC_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PRONE_LAY_FROMHIT ]<text:tab/><text:tab/><text:tab/><text:tab/><text:tab/><text:tab/></text:p>
          </table:table-cell>
          <table:table-cell office:value-type="string">
            <text:p><text:s/>SMERC_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OFF ]<text:tab/><text:tab/><text:tab/><text:tab/><text:tab/><text:tab/><text:tab/><text:tab/><text:tab/><text:tab/><text:tab/></text:p>
          </table:table-cell>
          <table:table-cell office:value-type="string">
            <text:p><text:s/>SMERC_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FORWARD_ROOF ]<text:tab/><text:tab/><text:tab/><text:tab/><text:tab/><text:tab/><text:tab/></text:p>
          </table:table-cell>
          <table:table-cell office:value-type="string">
            <text:p><text:s/>SMERC_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LYBACKHIT_STOP ]<text:tab/>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STAND_FALLFORWARD_STOP ]<text:tab/><text:tab/><text:tab/><text:tab/>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BACKHIT_STOP ]<text:tab/>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PRONE_LAYFROMHIT_STOP ]<text:tab/><text:tab/><text:tab/><text:tab/></text:p>
          </table:table-cell>
          <table:table-cell office:value-type="string">
            <text:p><text:s/>SMERC_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CHARIOTS_OF_FIRE ]<text:tab/><text:tab/><text:tab/><text:tab/><text:tab/><text:tab/><text:tab/></text:p>
          </table:table-cell>
          <table:table-cell office:value-type="string">
            <text:p><text:s/>BURNT_DEA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BODYEXPLODING ]<text:tab/><text:tab/><text:tab/><text:tab/><text:tab/><text:tab/><text:tab/><text:tab/></text:p>
          </table:table-cell>
          <table:table-cell office:value-type="string">
            <text:p><text:s/>EXPLODE_DEA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CRYO_DEATH ]<text:tab/><text:tab/><text:tab/><text:tab/><text:tab/><text:tab/></text:p>
          </table:table-cell>
          <table:table-cell office:value-type="string">
            <text:p><text:s/>CRYO_CORPS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CRYO_DEATH_CROUCHED ]<text:tab/><text:tab/><text:tab/></text:p>
          </table:table-cell>
          <table:table-cell office:value-type="string">
            <text:p><text:s/>CRYO_CORPSE;</text:p>
          </table:table-cell>
          <table:table-cell table:number-columns-repeated="4"/>
        </table:table-row>
        <table:table-row table:style-name="ro1" table:number-rows-repeated="104814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aulukk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0">10.09.2020</text:date>, <text:time>20:31:04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6T14:08:11.27</meta:creation-date>
    <dc:date>2020-09-10T20:31:04.91</dc:date>
    <meta:editing-duration>PT13H16M34S</meta:editing-duration>
    <meta:editing-cycles>70</meta:editing-cycles>
    <meta:generator>OpenOffice/4.1.3$Win32 OpenOffice.org_project/413m1$Build-9783</meta:generator>
    <meta:document-statistic meta:table-count="3" meta:cell-count="903" meta:object-count="0"/>
  </office:meta>
</office:document-meta>
</file>